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35cm" svg:stroke-color="#000000" draw:fill="solid" draw:fill-color="#e6e6e6" draw:textarea-vertical-align="middle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solid" svg:stroke-width="0.079cm" svg:stroke-color="#000000" draw:fill="solid" draw:fill-color="#cccccc" draw:textarea-vertical-align="middl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79cm" svg:stroke-color="#3c4b5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35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list-style-name="L1">
      <style:graphic-properties draw:stroke="none" draw:fill="none" draw:textarea-vertical-align="top" draw:auto-grow-height="true" fo:min-height="0.496cm" fo:min-width="1.538cm" fo:padding-top="0.125cm" fo:padding-bottom="0.125cm" fo:padding-left="0.25cm" fo:padding-right="0.25cm" fo:wrap-option="no-wrap"/>
    </style:style>
    <style:style style:name="gr7" style:family="graphic" style:list-style-name="L1">
      <style:graphic-properties draw:stroke="none" draw:fill="none" draw:textarea-vertical-align="top" draw:auto-grow-height="true" fo:min-height="0.991cm" fo:min-width="1.95cm" fo:padding-top="0.125cm" fo:padding-bottom="0.125cm" fo:padding-left="0.25cm" fo:padding-right="0.25cm" fo:wrap-option="no-wrap"/>
    </style:style>
    <style:style style:name="gr8" style:family="graphic" style:list-style-name="L1">
      <style:graphic-properties draw:stroke="none" svg:stroke-color="#000000" draw:fill="none" draw:textarea-vertical-align="top" draw:auto-grow-height="true" fo:min-height="0.991cm" fo:min-width="1.209cm" fo:padding-top="0.125cm" fo:padding-bottom="0.125cm" fo:padding-left="0.25cm" fo:padding-right="0.25cm" fo:wrap-option="no-wrap"/>
    </style:style>
    <style:style style:name="gr9" style:family="graphic" style:list-style-name="L1">
      <style:graphic-properties draw:stroke="none" svg:stroke-color="#000000" draw:fill="none" draw:textarea-vertical-align="top" draw:auto-grow-height="true" fo:min-height="0.496cm" fo:min-width="1.237cm" fo:padding-top="0.125cm" fo:padding-bottom="0.125cm" fo:padding-left="0.25cm" fo:padding-right="0.25cm" fo:wrap-option="no-wrap"/>
    </style:style>
    <style:style style:name="gr10" style:family="graphic">
      <style:graphic-properties draw:stroke="solid" svg:stroke-width="0.053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list-style-name="L1">
      <style:graphic-properties draw:stroke="none" draw:fill="none" draw:textarea-vertical-align="top" draw:auto-grow-height="true" fo:min-height="0.56cm" fo:min-width="0.594cm" fo:padding-top="0.125cm" fo:padding-bottom="0.125cm" fo:padding-left="0.25cm" fo:padding-right="0.25cm" fo:wrap-option="no-wrap"/>
    </style:style>
    <style:style style:name="gr12" style:family="graphic" style:list-style-name="L1">
      <style:graphic-properties draw:stroke="none" draw:fill="none" draw:textarea-vertical-align="top" draw:auto-grow-height="true" fo:min-height="0.56cm" fo:min-width="0.594cm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none" draw:fill="none" draw:textarea-vertical-align="top" draw:auto-grow-height="true" fo:min-height="0.496cm" fo:min-width="1.53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fill="solid" draw:fill-color="#e6e6e6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fill="solid" draw:fill-color="#cccccc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3c4b5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0.991cm" fo:min-width="1.95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dash" draw:stroke-dash="Fine_20_Dashed" svg:stroke-width="0.035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draw:stroke-dash="Ultrafine_20_Dashed" svg:stroke-color="#000000" draw:fill="none" draw:textarea-vertical-align="top" draw:auto-grow-height="true" fo:min-height="0.991cm" fo:min-width="1.209cm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none" draw:stroke-dash="Ultrafine_20_Dashed" svg:stroke-color="#000000" draw:fill="none" draw:textarea-vertical-align="top" draw:auto-grow-height="true" fo:min-height="0.496cm" fo:min-width="1.23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draw:stroke-dash="Ultrafine_20_Dashed" svg:stroke-width="0.053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co1" style:family="table-column">
      <style:table-column-properties style:column-width="0.401cm" style:use-optimal-column-width="false"/>
    </style:style>
    <style:style style:name="ro1" style:family="table-row">
      <style:table-row-properties style:row-height="0.488cm"/>
    </style:style>
    <style:style style:name="ce1" style:family="table-cell">
      <style:graphic-properties draw:fill="none" style:repeat="repeat" fo:padding-top="0.025cm" fo:padding-bottom="0.025cm" fo:padding-left="0.025cm" fo:padding-right="0.025cm"/>
      <style:paragraph-properties fo:border="0.02cm solid #000000"/>
      <style:text-properties fo:font-family="Helvetica" style:font-style-name="Regular" style:font-family-generic="swiss" style:font-pitch="variable" fo:font-size="12pt" style:font-size-asian="18pt" style:font-size-complex="18pt"/>
    </style:style>
    <style:style style:name="ce2" style:family="table-cell">
      <style:graphic-properties draw:fill="none" style:repeat="repeat" fo:padding-top="0.025cm" fo:padding-bottom="0.025cm" fo:padding-left="0.025cm" fo:padding-right="0.025cm"/>
      <style:paragraph-properties fo:border-left="0.02cm solid #000000" fo:border-right="0.02cm solid #000000" fo:border-top="0.02cm solid #000000" fo:border-bottom="none"/>
      <style:text-properties fo:font-family="Helvetica" style:font-style-name="Regular" style:font-family-generic="swiss" style:font-pitch="variable" fo:font-size="12pt" style:font-size-asian="18pt" style:font-size-complex="18pt"/>
    </style:style>
    <style:style style:name="ce3" style:family="table-cell">
      <style:graphic-properties draw:fill="none" style:repeat="repeat" fo:padding-top="0.025cm" fo:padding-bottom="0.025cm" fo:padding-left="0.025cm" fo:padding-right="0.025cm"/>
      <style:paragraph-properties fo:border-left="0.02cm solid #000000" fo:border-right="none" fo:border-top="0.02cm solid #000000" fo:border-bottom="0.02cm solid #000000"/>
      <style:text-properties fo:font-family="Helvetica" style:font-style-name="Regular" style:font-family-generic="swiss" style:font-pitch="variable" fo:font-size="12pt" style:font-size-asian="18pt" style:font-size-complex="18pt"/>
    </style:style>
    <style:style style:name="ce4" style:family="table-cell">
      <style:graphic-properties draw:fill="solid" draw:fill-color="#808080" style:repeat="repeat" fo:padding-top="0.1cm" fo:padding-bottom="0.1cm" fo:padding-left="0.1cm" fo:padding-right="0.1cm"/>
      <style:paragraph-properties fo:border="none"/>
      <style:text-properties fo:font-family="Helvetica" style:font-style-name="Regular" style:font-family-generic="swiss" style:font-pitch="variable" fo:font-size="12pt" style:font-size-asian="18pt" style:font-size-complex="18pt"/>
    </style:style>
    <style:style style:name="ce5" style:family="table-cell">
      <style:graphic-properties draw:fill="none" style:repeat="repeat" fo:padding-top="0.025cm" fo:padding-bottom="0.025cm" fo:padding-left="0.025cm" fo:padding-right="0.025cm"/>
      <style:paragraph-properties fo:border-left="none" fo:border-right="0.02cm solid #000000" fo:border-top="0.02cm solid #000000" fo:border-bottom="0.02cm solid #000000"/>
      <style:text-properties fo:font-family="Helvetica" style:font-style-name="Regular" style:font-family-generic="swiss" style:font-pitch="variable" fo:font-size="12pt" style:font-size-asian="18pt" style:font-size-complex="18pt"/>
    </style:style>
    <style:style style:name="ce6" style:family="table-cell">
      <style:graphic-properties draw:fill="none" style:repeat="repeat" fo:padding-top="0.025cm" fo:padding-bottom="0.025cm" fo:padding-left="0.025cm" fo:padding-right="0.025cm"/>
      <style:paragraph-properties fo:border-left="0.02cm solid #000000" fo:border-right="0.02cm solid #000000" fo:border-top="none" fo:border-bottom="0.02cm solid #000000"/>
      <style:text-properties fo:font-family="Helvetica" style:font-style-name="Regular" style:font-family-generic="swiss" style:font-pitch="variable" fo:font-size="12pt" style:font-size-asian="18pt" style:font-size-complex="18pt"/>
    </style:style>
    <style:style style:name="P1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2" style:family="paragraph">
      <style:text-properties fo:font-size="18pt"/>
    </style:style>
    <style:style style:name="P3" style:family="paragraph">
      <style:text-properties fo:color="#000000" fo:font-family="Helvetica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Courier New'" fo:font-size="14pt" fo:letter-spacing="normal" fo:font-style="normal" style:text-underline-style="none" fo:font-weight="normal" style:font-size-asian="14pt" style:font-style-asian="normal" style:font-weight-asian="normal" style:font-family-complex="'Courier New'" style:font-size-complex="14pt" style:font-style-complex="normal" style:font-weight-complex="normal"/>
    </style:style>
    <style:style style:name="T2" style:family="text">
      <style:text-properties style:text-line-through-style="none" fo:letter-spacing="normal" fo:font-style="normal" style:text-underline-style="none" fo:font-weight="normal" style:font-style-asian="normal" style:font-weight-asian="normal" style:font-family-complex="'Helvetica LT Std Light'" style:font-style-complex="normal" style:font-weight-complex="normal"/>
    </style:style>
    <style:style style:name="T3" style:family="text">
      <style:text-properties style:text-line-through-style="none" fo:font-family="'Helvetica LT Std Light'" fo:font-size="14pt" fo:letter-spacing="normal" fo:font-style="normal" style:text-underline-style="none" fo:font-weight="normal" style:font-size-asian="14pt" style:font-style-asian="normal" style:font-weight-asian="normal" style:font-family-complex="'Helvetica LT Std Light'" style:font-size-complex="14pt" style:font-style-complex="normal" style:font-weight-complex="normal"/>
    </style:style>
    <style:style style:name="T4" style:family="text">
      <style:text-properties style:text-line-through-style="none" fo:font-family="'Courier New'" fo:font-size="14pt" fo:letter-spacing="normal" fo:font-style="normal" style:text-underline-style="none" fo:font-weight="normal" style:font-size-asian="14pt" style:font-style-asian="normal" style:font-weight-asian="normal" style:font-family-complex="'Courier New'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name="TextBox 177" draw:style-name="gr1" draw:text-style-name="P2" draw:layer="layout" svg:width="8.875cm" svg:height="4.164cm" svg:x="0.216cm" svg:y="1.21cm">
          <text:p text:style-name="P1"><text:span text:style-name="T1">unlink:</text:span><text:span text:style-name="T1"><text:line-break/></text:span><text:span text:style-name="T1"> <text:s text:c="4"/>...</text:span><text:span text:style-name="T1"><text:line-break/></text:span><text:span text:style-name="T1"> <text:s text:c="3"/>write directory block</text:span><text:span text:style-name="T1"><text:line-break/></text:span><text:span text:style-name="T1"> <text:s text:c="5"/>-- wait until done</text:span><text:span text:style-name="T1"><text:line-break/></text:span><text:span text:style-name="T1"> <text:s text:c="3"/>write bitmap block</text:span><text:span text:style-name="T1"><text:line-break/></text:span><text:span text:style-name="T1"> <text:s text:c="5"/>-- wait until done</text:span><text:span text:style-name="T1"><text:line-break/></text:span><text:span text:style-name="T1"> <text:s text:c="3"/>return</text:span></text:p>
          <draw:enhanced-geometry svg:viewBox="0 0 21600 21600" draw:type="rectangle" draw:enhanced-path="M 0 0 L 21600 0 21600 21600 0 21600 0 0 Z N"/>
        </draw:custom-shape>
        <draw:custom-shape draw:name="Rectangle 180" draw:style-name="gr2" draw:text-style-name="P2" draw:layer="layout" svg:width="1.899cm" svg:height="2.52cm" svg:x="14.664cm" svg:y="0.718cm">
          <text:p/>
          <draw:enhanced-geometry svg:viewBox="0 0 21600 21600" draw:type="rectangle" draw:enhanced-path="M 0 0 L 21600 0 21600 21600 0 21600 0 0 Z N"/>
        </draw:custom-shape>
        <draw:custom-shape draw:name="Rectangle 181" draw:style-name="gr3" draw:text-style-name="P2" draw:layer="layout" svg:width="1.899cm" svg:height="0.477cm" svg:x="14.664cm" svg:y="1.345cm">
          <text:p/>
          <draw:enhanced-geometry svg:viewBox="0 0 21600 21600" draw:type="rectangle" draw:enhanced-path="M 0 0 L 21600 0 21600 21600 0 21600 0 0 Z N"/>
        </draw:custom-shape>
        <draw:custom-shape draw:name="Rectangle 182" draw:style-name="gr4" draw:text-style-name="P2" draw:layer="layout" svg:width="0.549cm" svg:height="0.477cm" svg:x="14.664cm" svg:y="1.345cm">
          <text:p/>
          <draw:enhanced-geometry svg:viewBox="0 0 21600 21600" draw:type="rectangle" draw:enhanced-path="M 0 0 L 21600 0 21600 21600 0 21600 0 0 Z N"/>
        </draw:custom-shape>
        <draw:custom-shape draw:name="Rectangle 184" draw:style-name="gr5" draw:text-style-name="P2" draw:layer="layout" svg:width="1.899cm" svg:height="1.769cm" svg:x="17.138cm" svg:y="1.553cm">
          <text:p/>
          <draw:enhanced-geometry svg:viewBox="0 0 21600 21600" draw:type="rectangle" draw:enhanced-path="M 0 0 L 21600 0 21600 21600 0 21600 0 0 Z N"/>
        </draw:custom-shape>
        <draw:custom-shape draw:name="Rectangle 185" draw:style-name="gr6" draw:text-style-name="P3" draw:layer="layout" svg:width="2.038cm" svg:height="0.746cm" svg:x="11.856cm" svg:y="3.217cm">
          <text:p text:style-name="P3"><text:span text:style-name="T2">bitmap</text:span></text:p>
          <draw:enhanced-geometry svg:viewBox="0 0 21600 21600" draw:type="rectangle" draw:enhanced-path="M 0 0 L 21600 0 21600 21600 0 21600 0 0 Z N"/>
        </draw:custom-shape>
        <draw:custom-shape draw:name="Rectangle 186" draw:style-name="gr7" draw:text-style-name="P5" draw:layer="layout" svg:width="2.45cm" svg:height="1.241cm" svg:x="14.441cm" svg:y="1.88cm">
          <text:p text:style-name="P4"><text:span text:style-name="T3">directory</text:span><text:span text:style-name="T3"><text:line-break/></text:span><text:span text:style-name="T3">entry</text:span></text:p>
          <draw:enhanced-geometry svg:viewBox="0 0 21600 21600" draw:type="rectangle" draw:enhanced-path="M 0 0 L 21600 0 21600 21600 0 21600 0 0 Z N"/>
        </draw:custom-shape>
        <draw:custom-shape draw:name="Rectangle 187" draw:style-name="gr8" draw:text-style-name="P5" draw:layer="layout" svg:width="1.709cm" svg:height="1.241cm" svg:x="17.246cm" svg:y="1.938cm">
          <text:p text:style-name="P4"><text:span text:style-name="T3">data</text:span><text:span text:style-name="T3"><text:line-break/></text:span><text:span text:style-name="T3">block</text:span></text:p>
          <draw:enhanced-geometry svg:viewBox="0 0 21600 21600" draw:type="rectangle" draw:enhanced-path="M 0 0 L 21600 0 21600 21600 0 21600 0 0 Z N"/>
        </draw:custom-shape>
        <draw:custom-shape draw:name="Rectangle 188" draw:style-name="gr5" draw:text-style-name="P2" draw:layer="layout" svg:width="1.899cm" svg:height="0.677cm" svg:x="17.138cm" svg:y="0.333cm">
          <text:p/>
          <draw:enhanced-geometry svg:viewBox="0 0 21600 21600" draw:type="rectangle" draw:enhanced-path="M 0 0 L 21600 0 21600 21600 0 21600 0 0 Z N"/>
        </draw:custom-shape>
        <draw:custom-shape draw:name="Rectangle 189" draw:style-name="gr9" draw:text-style-name="P5" draw:layer="layout" svg:width="1.737cm" svg:height="0.746cm" svg:x="17.283cm" svg:y="0.291cm">
          <text:p text:style-name="P4"><text:span text:style-name="T3">inode</text:span></text:p>
          <draw:enhanced-geometry svg:viewBox="0 0 21600 21600" draw:type="rectangle" draw:enhanced-path="M 0 0 L 21600 0 21600 21600 0 21600 0 0 Z N"/>
        </draw:custom-shape>
        <draw:connector draw:name="Straight Arrow Connector 190" draw:style-name="gr10" draw:text-style-name="P6" draw:layer="layout" svg:x1="18.087cm" svg:y1="0.971cm" svg:x2="18.087cm" svg:y2="1.552cm" svg:d="m18087 971v581">
          <text:p/>
        </draw:connector>
        <draw:custom-shape draw:name="Rectangle 191" draw:style-name="gr11" draw:text-style-name="P5" draw:layer="layout" svg:width="1.094cm" svg:height="0.81cm" svg:x="13.603cm" svg:y="-0.09cm">
          <text:p text:style-name="P4"><text:span text:style-name="T4">/a</text:span></text:p>
          <draw:enhanced-geometry svg:viewBox="0 0 21600 21600" draw:type="rectangle" draw:enhanced-path="M 0 0 L 21600 0 21600 21600 0 21600 0 0 Z N"/>
        </draw:custom-shape>
        <draw:connector draw:name="Straight Arrow Connector 206" draw:style-name="gr10" draw:text-style-name="P6" draw:layer="layout" svg:x1="7.947cm" svg:y1="3.494cm" svg:x2="11.481cm" svg:y2="2.113cm" svg:d="m7947 3494h1767v-1381h1767">
          <text:p/>
        </draw:connector>
        <draw:connector draw:name="Straight Arrow Connector 207" draw:style-name="gr10" draw:text-style-name="P6" draw:layer="layout" svg:x1="7.688cm" svg:y1="4.73cm" svg:x2="14.781cm" svg:y2="5.337cm" svg:d="m7688 4730h3547v607h3546">
          <text:p/>
        </draw:connector>
        <draw:custom-shape draw:name="Rectangle 222" draw:style-name="gr12" draw:text-style-name="P5" draw:layer="layout" svg:width="1.094cm" svg:height="0.81cm" svg:x="17.34cm" svg:y="3.675cm">
          <text:p text:style-name="P4"><text:span text:style-name="T4">/a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004cm" svg:height="2.439cm" svg:x="12.025cm" svg:y="0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</table:table-row>
            <table:table-row table:style-name="ro1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angle 185" draw:style-name="gr13" draw:text-style-name="P3" draw:layer="layout" svg:width="2.038cm" svg:height="0.746cm" svg:x="15.257cm" svg:y="6.718cm">
          <text:p text:style-name="P3"><text:span text:style-name="T2">bitmap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004cm" svg:height="2.439cm" svg:x="15.426cm" svg:y="4.2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</table:table-row>
            <table:table-row table:style-name="ro1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Rectangle 180" draw:style-name="gr14" draw:text-style-name="P2" draw:layer="layout" svg:width="1.899cm" svg:height="2.52cm" svg:x="18.164cm" svg:y="4.318cm">
          <text:p/>
          <draw:enhanced-geometry svg:viewBox="0 0 21600 21600" draw:type="rectangle" draw:enhanced-path="M 0 0 L 21600 0 21600 21600 0 21600 0 0 Z N"/>
        </draw:custom-shape>
        <draw:custom-shape draw:name="Rectangle 181" draw:style-name="gr15" draw:text-style-name="P2" draw:layer="layout" svg:width="1.899cm" svg:height="0.477cm" svg:x="18.164cm" svg:y="4.945cm">
          <text:p/>
          <draw:enhanced-geometry svg:viewBox="0 0 21600 21600" draw:type="rectangle" draw:enhanced-path="M 0 0 L 21600 0 21600 21600 0 21600 0 0 Z N"/>
        </draw:custom-shape>
        <draw:custom-shape draw:name="Rectangle 182" draw:style-name="gr16" draw:text-style-name="P2" draw:layer="layout" svg:width="0.549cm" svg:height="0.477cm" svg:x="18.164cm" svg:y="4.945cm">
          <text:p/>
          <draw:enhanced-geometry svg:viewBox="0 0 21600 21600" draw:type="rectangle" draw:enhanced-path="M 0 0 L 21600 0 21600 21600 0 21600 0 0 Z N"/>
        </draw:custom-shape>
        <draw:custom-shape draw:name="Rectangle 186" draw:style-name="gr17" draw:text-style-name="P5" draw:layer="layout" svg:width="2.45cm" svg:height="1.241cm" svg:x="17.941cm" svg:y="5.48cm">
          <text:p text:style-name="P4"><text:span text:style-name="T3">directory</text:span><text:span text:style-name="T3"><text:line-break/></text:span><text:span text:style-name="T3">entry</text:span></text:p>
          <draw:enhanced-geometry svg:viewBox="0 0 21600 21600" draw:type="rectangle" draw:enhanced-path="M 0 0 L 21600 0 21600 21600 0 21600 0 0 Z N"/>
        </draw:custom-shape>
        <draw:custom-shape draw:name="Rectangle 184" draw:style-name="gr18" draw:text-style-name="P2" draw:layer="layout" svg:width="1.899cm" svg:height="1.769cm" svg:x="20.539cm" svg:y="5.554cm">
          <text:p/>
          <draw:enhanced-geometry svg:viewBox="0 0 21600 21600" draw:type="rectangle" draw:enhanced-path="M 0 0 L 21600 0 21600 21600 0 21600 0 0 Z N"/>
        </draw:custom-shape>
        <draw:custom-shape draw:name="Rectangle 187" draw:style-name="gr19" draw:text-style-name="P5" draw:layer="layout" svg:width="1.709cm" svg:height="1.241cm" svg:x="20.647cm" svg:y="5.939cm">
          <text:p text:style-name="P4"><text:span text:style-name="T3">data</text:span><text:span text:style-name="T3"><text:line-break/></text:span><text:span text:style-name="T3">block</text:span></text:p>
          <draw:enhanced-geometry svg:viewBox="0 0 21600 21600" draw:type="rectangle" draw:enhanced-path="M 0 0 L 21600 0 21600 21600 0 21600 0 0 Z N"/>
        </draw:custom-shape>
        <draw:custom-shape draw:name="Rectangle 188" draw:style-name="gr18" draw:text-style-name="P2" draw:layer="layout" svg:width="1.899cm" svg:height="0.677cm" svg:x="20.539cm" svg:y="4.334cm">
          <text:p/>
          <draw:enhanced-geometry svg:viewBox="0 0 21600 21600" draw:type="rectangle" draw:enhanced-path="M 0 0 L 21600 0 21600 21600 0 21600 0 0 Z N"/>
        </draw:custom-shape>
        <draw:custom-shape draw:name="Rectangle 189" draw:style-name="gr20" draw:text-style-name="P5" draw:layer="layout" svg:width="1.737cm" svg:height="0.746cm" svg:x="20.684cm" svg:y="4.292cm">
          <text:p text:style-name="P4"><text:span text:style-name="T3">inode</text:span></text:p>
          <draw:enhanced-geometry svg:viewBox="0 0 21600 21600" draw:type="rectangle" draw:enhanced-path="M 0 0 L 21600 0 21600 21600 0 21600 0 0 Z N"/>
        </draw:custom-shape>
        <draw:connector draw:name="Straight Arrow Connector 190" draw:style-name="gr21" draw:text-style-name="P6" draw:layer="layout" svg:x1="21.488cm" svg:y1="4.972cm" svg:x2="21.488cm" svg:y2="5.553cm" svg:d="m21488 4972v581">
          <text:p/>
        </draw:connector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35cm" draw:distance="0.035cm"/>
    <draw:stroke-dash draw:name="Dash_20_3" draw:display-name="Dash 3" draw:style="round" draw:dots1="1" draw:dots1-length="288%" draw:distance="288%"/>
    <draw:stroke-dash draw:name="Dash_20_4" draw:display-name="Dash 4" draw:style="rect" draw:dots1="1" draw:dots1-length="0.053cm" draw:distance="0.053cm"/>
    <draw:stroke-dash draw:name="Fine_20_Dashed" draw:display-name="Fine Dashed" draw:style="rect" draw:dots1="1" draw:dots1-length="0.203cm" draw:dots2="1" draw:dots2-length="0.203cm" draw:distance="0.1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3pt" fo:letter-spacing="normal" fo:font-style="normal" fo:text-shadow="none" style:text-underline-style="none" fo:font-weight="normal" style:letter-kerning="true" style:font-family-asian="'MS Gothic'" style:font-family-generic-asian="system" style:font-pitch-asian="variable" style:font-size-asian="23pt" style:font-style-asian="normal" style:font-weight-asian="normal" style:font-family-complex="Tahoma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3pt" fo:letter-spacing="normal" fo:font-style="normal" fo:text-shadow="none" style:text-underline-style="none" fo:font-weight="normal" style:letter-kerning="true" style:font-family-asian="'MS Gothic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86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textarea-vertical-align="top" draw:auto-grow-height="false" fo:min-height="5.029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text-properties fo:font-size="18pt" style:font-size-asian="14pt" style:font-size-complex="14pt"/>
    </style:style>
    <style:style style:name="MP5" style:family="paragraph">
      <style:paragraph-properties fo:text-align="center"/>
      <style:text-properties fo:font-size="18pt" style:font-size-asian="14pt" style:font-size-complex="14pt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color="#8b8b8b" style:text-line-through-style="none" fo:font-family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333cm" svg:height="0.405cm" svg:x="1.143cm" svg:y="7.063cm" presentation:class="date-time" presentation:user-transformed="true">
        <draw:text-box>
          <text:p text:style-name="MP3"><text:span text:style-name="MT1"><presentation:date-time/></text:span><text:span text:style-name="MT1"><text:date style:data-style-name="D1" text:date-value="2015-05-03">5/3/15</text:date></text:span></text:p>
        </draw:text-box>
      </draw:frame>
      <draw:frame draw:name="Footer Placeholder 2" presentation:style-name="Mpr1" draw:text-style-name="MP5" draw:layer="backgroundobjects" svg:width="7.238cm" svg:height="0.405cm" svg:x="7.811cm" svg:y="7.063cm" presentation:class="footer" presentation:user-transformed="true">
        <draw:text-box>
          <text:p text:style-name="MP3"><presentation:footer/></text:p>
        </draw:text-box>
      </draw:frame>
      <draw:frame draw:name="Slide Number Placeholder 3" presentation:style-name="Mpr1" draw:text-style-name="MP6" draw:layer="backgroundobjects" svg:width="5.333cm" svg:height="0.405cm" svg:x="16.383cm" svg:y="7.063cm" presentation:class="page-number" presentation:user-transformed="true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frame presentation:style-name="Default-title" draw:layer="backgroundobjects" svg:width="20.573cm" svg:height="1.271cm" svg:x="1.143cm" svg:y="0.304cm" presentation:class="title" presentation:placeholder="true">
        <draw:text-box/>
      </draw:frame>
      <draw:frame presentation:style-name="Default-outline1" draw:layer="backgroundobjects" svg:width="20.573cm" svg:height="5.028cm" svg:x="1.143cm" svg:y="1.78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3T15:17:34</dc:date>
    <meta:document-statistic meta:object-count="50"/>
    <meta:generator>NeoOffice/3.4.1$Unix OpenOffice.org_project/Patch 14</meta:generator>
  </office:meta>
</office:document-meta>
</file>